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color="#c0c0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text:span text:style-name="T1"> </text:span>—<text:span text:style-name="T1"> </text:span>Установим<text:span text:style-name="T1"> </text:span>DTC<text:span text:style-name="T1"> </text:span>(если<text:span text:style-name="T1"> </text:span>он<text:span text:style-name="T1"> </text:span>не<text:span text:style-name="T1"> </text:span>установлен):</text:p>
      <text:p text:style-name="P1">sudo<text:span text:style-name="T1"> </text:span>apt-get<text:span text:style-name="T1"> </text:span>install<text:span text:style-name="T1"> </text:span>device-tree-compiler</text:p>
      <text:p text:style-name="P2">2<text:span text:style-name="T1"> </text:span>—<text:span text:style-name="T1"> </text:span>Создаем<text:span text:style-name="T1"> </text:span>резервный<text:span text:style-name="T1"> </text:span>файл<text:span text:style-name="T1"> </text:span>в<text:span text:style-name="T1"> </text:span>случае<text:span text:style-name="T1"> </text:span>возникновения<text:span text:style-name="T1"> </text:span>ошибки:</text:p>
      <text:p text:style-name="P1">sudo<text:span text:style-name="T1"> </text:span>cp<text:span text:style-name="T1"> </text:span>/boot/dtb/kvim3_linux.dtb<text:span text:style-name="T1"> </text:span>/boot/dtb/kvim3_linux.dtb.bak</text:p>
      <text:p text:style-name="P2">3<text:span text:style-name="T1"> </text:span>—<text:span text:style-name="T1"> </text:span>Преобразуем<text:span text:style-name="T1"> </text:span>двоичный<text:span text:style-name="T1"> </text:span>файл<text:span text:style-name="T1"> </text:span>dtb<text:span text:style-name="T1"> </text:span>в<text:span text:style-name="T1"> </text:span>редактируемый<text:span text:style-name="T1"> </text:span>текстовый<text:span text:style-name="T1"> </text:span>файл<text:span text:style-name="T1"> </text:span>dts:</text:p>
      <text:p text:style-name="P1">sudo<text:span text:style-name="T1"> </text:span>dtc<text:span text:style-name="T1"> </text:span>-b<text:span text:style-name="T1"> </text:span>0<text:span text:style-name="T1"> </text:span>-O<text:span text:style-name="T1"> </text:span>dts<text:span text:style-name="T1"> </text:span>-I<text:span text:style-name="T1"> </text:span>dtb<text:span text:style-name="T1"> </text:span>-o<text:span text:style-name="T1"> </text:span>kvim3_linux.dts<text:span text:style-name="T1"> </text:span>kvim3_linux.dtb</text:p>
      <text:p text:style-name="P2">4<text:span text:style-name="T1"> </text:span>—<text:span text:style-name="T1"> </text:span>Редактируем<text:span text:style-name="T1"> </text:span>то,<text:span text:style-name="T1"> </text:span>что<text:span text:style-name="T1"> </text:span>нам<text:span text:style-name="T1"> </text:span>нужно<text:span text:style-name="T1"> </text:span>в<text:span text:style-name="T1"> </text:span>файле<text:span text:style-name="T1"> </text:span>dts:</text:p>
      <text:p text:style-name="P1">sudo<text:span text:style-name="T1"> </text:span>nano<text:span text:style-name="T1"> </text:span>kvim3_linux.dts</text:p>
      <text:p text:style-name="P2">5<text:span text:style-name="T1"> </text:span>—<text:span text:style-name="T1"> </text:span>Преобразуем<text:span text:style-name="T1"> </text:span>отредактированный<text:span text:style-name="T1"> </text:span>файл<text:span text:style-name="T1"> </text:span>dts<text:span text:style-name="T1"> </text:span>в<text:span text:style-name="T1"> </text:span>двоичный<text:span text:style-name="T1"> </text:span>формат<text:span text:style-name="T1"> </text:span>dtb:</text:p>
      <text:p text:style-name="P1">sudo<text:span text:style-name="T1"> </text:span>dtc<text:span text:style-name="T1"> </text:span>-b<text:span text:style-name="T1"> </text:span>0<text:span text:style-name="T1"> </text:span>-O<text:span text:style-name="T1"> </text:span>dtb<text:span text:style-name="T1"> </text:span>-I<text:span text:style-name="T1"> </text:span>dts<text:span text:style-name="T1"> </text:span>-o<text:span text:style-name="T1"> </text:span>kvim3_linux.dtb<text:span text:style-name="T1"> </text:span>kvim3_linux.dts</text:p>
      <text:p text:style-name="P2">6<text:span text:style-name="T1"> </text:span>—<text:span text:style-name="T1"> </text:span>Перезапустим<text:span text:style-name="T1"> </text:span>систему,<text:span text:style-name="T1"> </text:span>чтобы<text:span text:style-name="T1"> </text:span>изменения<text:span text:style-name="T1"> </text:span>вступили<text:span text:style-name="T1"> </text:span>в<text:span text:style-name="T1"> </text:span>силу:</text:p>
      <text:p text:style-name="P1">sudo<text:span text:style-name="T1"> </text:span>reboot</text:p>
      <text:p text:style-name="P1">Однако,<text:span text:style-name="T1"> </text:span>если<text:span text:style-name="T1"> </text:span>в<text:span text:style-name="T1"> </text:span>нем<text:span text:style-name="T1"> </text:span>есть<text:span text:style-name="T1"> </text:span>инклудники<text:span text:style-name="T1"> </text:span>или<text:span text:style-name="T1"> </text:span>какие<text:span text:style-name="T1"> </text:span>то<text:span text:style-name="T1"> </text:span>не<text:span text:style-name="T1"> </text:span>стандартные<text:span text:style-name="T1"> </text:span>фичи,<text:span text:style-name="T1"> </text:span>то<text:span text:style-name="T1"> </text:span>например<text:span text:style-name="T1"> </text:span>для<text:span text:style-name="T1"> </text:span>малины,<text:span text:style-name="T1"> </text:span>под<text:span text:style-name="T1"> </text:span>бубунтой<text:span text:style-name="T1"> </text:span>придется<text:span text:style-name="T1"> </text:span>собирать<text:span text:style-name="T1"> </text:span>кросскомпилятором.<text:span text:style-name="T1"> </text:span>Для<text:span text:style-name="T1"> </text:span>этого<text:span text:style-name="T1"> </text:span>файл<text:span text:style-name="T1"> </text:span>должен<text:span text:style-name="T1"> </text:span>быть<text:span text:style-name="T1"> </text:span>включен<text:span text:style-name="T1"> </text:span>в<text:span text:style-name="T1"> </text:span>Makefile.<text:span text:style-name="T1"> </text:span>Обратить<text:span text:style-name="T1"> </text:span>внимание<text:span text:style-name="T1"> </text:span>именно<text:span text:style-name="T1"> </text:span>dtb.</text:p>
      <text:p text:style-name="P1">make<text:span text:style-name="T1"> </text:span>bcm2709-rpi-2-b.dtb</text:p>
      <text:p text:style-name="P1"><text:span text:style-name="T1"><text:s/></text:span>пара<text:span text:style-name="T1"> </text:span>простых<text:span text:style-name="T1"> </text:span>примеров,<text:span text:style-name="T1"> </text:span>например<text:span text:style-name="T1"> </text:span>настройка<text:span text:style-name="T1"> </text:span>17<text:span text:style-name="T1"> </text:span>пина<text:span text:style-name="T1"> </text:span>на<text:span text:style-name="T1"> </text:span>вход<text:span text:style-name="T1"> </text:span>с<text:span text:style-name="T1"> </text:span>подтяжкой.</text:p>
      <text:p text:style-name="P1">&amp;gpio<text:span text:style-name="T1"> </text:span>{</text:p>
      <text:p text:style-name="P2"><text:span text:style-name="T1"><text:s text:c="8"/></text:span>pinctrl-names<text:span text:style-name="T1"> </text:span>=<text:span text:style-name="T1"> </text:span>"default";</text:p>
      <text:p text:style-name="P1"><text:span text:style-name="T1"><text:s text:c="8"/></text:span>pinctrl-0<text:span text:style-name="T1"> </text:span>=<text:span text:style-name="T1"> </text:span>&lt;&amp;my_pins&gt;;</text:p>
      <text:p text:style-name="P2"><text:span text:style-name="T1"><text:s text:c="8"/></text:span>my_pins:<text:span text:style-name="T1"> </text:span>my_pins<text:span text:style-name="T1"> </text:span>{</text:p>
      <text:p text:style-name="P2"><text:span text:style-name="T1"><text:s text:c="16"/></text:span>brcm,pins<text:span text:style-name="T1"> </text:span>=<text:span text:style-name="T1"> </text:span>&lt;17&gt;;<text:span text:style-name="T1"> <text:s text:c="5"/></text:span>/*<text:span text:style-name="T1"> </text:span>gpio<text:span text:style-name="T1"> </text:span>number<text:span text:style-name="T1"> </text:span>*/</text:p>
      <text:p text:style-name="P2"><text:span text:style-name="T1"><text:s text:c="16"/></text:span>brcm,function<text:span text:style-name="T1"> </text:span>=<text:span text:style-name="T1"> </text:span>&lt;0&gt;;<text:span text:style-name="T1"> <text:s text:c="2"/></text:span>/*<text:span text:style-name="T1"> </text:span>0:in,<text:span text:style-name="T1"> </text:span>1:out<text:span text:style-name="T1"> </text:span>*/</text:p>
      <text:p text:style-name="P2"><text:span text:style-name="T1"><text:s text:c="16"/></text:span>brcm,pull<text:span text:style-name="T1"> </text:span>=<text:span text:style-name="T1"> </text:span>&lt;2&gt;;<text:span text:style-name="T1"> <text:s text:c="6"/></text:span>/*<text:span text:style-name="T1"> </text:span>2:up<text:span text:style-name="T1"> </text:span>1:down<text:span text:style-name="T1"> </text:span>0:none<text:span text:style-name="T1"> </text:span>*/</text:p>
      <text:p text:style-name="P2"><text:span text:style-name="T1"><text:s text:c="8"/></text:span>};</text:p>
      <text:p text:style-name="P1">Настройка<text:span text:style-name="T1"> </text:span>светодиода<text:span text:style-name="T1"> </text:span>на<text:span text:style-name="T1"> </text:span>17<text:span text:style-name="T1"> </text:span>ножке<text:span text:style-name="T1"> </text:span>для<text:span text:style-name="T1"> </text:span>мигания<text:span text:style-name="T1"> </text:span>по<text:span text:style-name="T1"> </text:span>таймеру.</text:p>
      <text:p text:style-name="P2">&amp;leds<text:span text:style-name="T1"> </text:span>{</text:p>
      <text:p text:style-name="P2"><text:span text:style-name="T1"><text:s text:c="8"/></text:span>green<text:span text:style-name="T1"> </text:span>{</text:p>
      <text:p text:style-name="P2"><text:span text:style-name="T1"><text:s text:c="12"/></text:span>gpios<text:span text:style-name="T1"> </text:span>=<text:span text:style-name="T1"> </text:span>&lt;&amp;gpio<text:span text:style-name="T1"> </text:span>17<text:span text:style-name="T1"> </text:span>GPIO_ACTIVE_LOW&gt;;</text:p>
      <text:p text:style-name="P2"><text:span text:style-name="T1"><text:s text:c="12"/></text:span>default-state<text:span text:style-name="T1"> </text:span>=<text:span text:style-name="T1"> </text:span>"on";</text:p>
      <text:p text:style-name="P2"><text:span text:style-name="T1"><text:s text:c="12"/></text:span>linux,default-trigger<text:span text:style-name="T1"> </text:span>=<text:span text:style-name="T1"> </text:span>"timer";</text:p>
      <text:p text:style-name="P2"><text:span text:style-name="T1"><text:s text:c="8"/></text:span>}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0:27:28.073429110</meta:creation-date>
    <meta:generator>LibreOffice/7.3.7.2$Linux_X86_64 LibreOffice_project/30$Build-2</meta:generator>
    <dc:date>2024-09-30T13:09:00.175863474</dc:date>
    <meta:editing-duration>PT2H31M22S</meta:editing-duration>
    <meta:editing-cycles>2</meta:editing-cycles>
    <meta:document-statistic meta:table-count="0" meta:image-count="0" meta:object-count="0" meta:page-count="1" meta:paragraph-count="30" meta:word-count="191" meta:character-count="1410" meta:non-whitespace-character-count="1097"/>
  </office:meta>
</office:document-meta>
</file>